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/>
    </style:style>
    <style:style style:name="T3" style:family="text">
      <style:text-properties fo:color="#3deb3d"/>
    </style:style>
    <style:style style:name="T4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rem ipsum dolor sit amet, consectetur adipisicing elit, sed do eiusmod</text:p>
      <text:p text:style-name="Standard">tempor incididunt ut labore et dolore <text:span text:style-name="T1">magna</text:span> aliqua. Ut enim ad minim veniam,</text:p>
      <text:p text:style-name="Standard">quis nostrud exercitation ullamco laboris nisi ut aliquip ex ea commodo</text:p>
      <text:p text:style-name="Standard">consequat. Duis aute irure dolor <text:span text:style-name="T1">in</text:span> reprehenderit in voluptate velit esse</text:p>
      <text:p text:style-name="Standard">cillum dolore <text:span text:style-name="T4">eu</text:span> fugiat nulla pariatur. <text:span text:style-name="T3">Excepteur</text:span> sint occaecat cupidatat non</text:p>
      <text:p text:style-name="Standard">proident, sunt in culpa qui officia deserunt mollit anim id est laboru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5T12:53:48</meta:creation-date>
    <meta:document-statistic meta:table-count="0" meta:image-count="0" meta:object-count="0" meta:page-count="1" meta:paragraph-count="6" meta:word-count="69" meta:character-count="441"/>
    <dc:date>2012-09-15T12:54:23</dc:date>
    <meta:editing-duration>PT35S</meta:editing-duration>
    <meta:editing-cycles>1</meta:editing-cycles>
    <meta:generator>OpenOffice.org/3.4.1$Unix OpenOffice.org_project/341m1$Build-9593</meta:generator>
  </office:meta>
</office:document-meta>
</file>